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6f7a9" officeooo:paragraph-rsid="0016f7a9"/>
    </style:style>
    <style:style style:name="T1" style:family="text">
      <style:text-properties officeooo:rsid="00184f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 estudante de biologia do IB-UNICAMP, ingressante do ano de 2014, estou próximo a formatura. Pretendo fazer pós graduação, pois a carreira cíentifica é o que eu sempre quis. Atualmente a pesquisa na área de genética possui grande atenção e volume, e suas ferramentas se tornaram cada vez mais sofsiticadas, acredito que é o papel do ciêntista, independente da área, acompanhar os avanços tecnológicos. Dentro da biologia, a parte de informática e programação geralmente está destinada a profissionais das áreas das exatas e computação, criando este distanciamento do biologo para com essas tecnologias, então acredito ser importante participar de cursos como esse, para que possa aperfeiçoar meu conhecimento sobre as ferramentas e modos de tratar dados biológicos, além do fato que pretendo ir para área de bioinformática, <text:span text:style-name="T1">o que torna a participação desses eventos ainda mais relev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1:26:49.274453378</meta:creation-date>
    <dc:date>2018-11-21T11:39:35.780376917</dc:date>
    <meta:editing-duration>PT2M36S</meta:editing-duration>
    <meta:editing-cycles>1</meta:editing-cycles>
    <meta:document-statistic meta:table-count="0" meta:image-count="0" meta:object-count="0" meta:page-count="1" meta:paragraph-count="1" meta:word-count="137" meta:character-count="890" meta:non-whitespace-character-count="754"/>
    <meta:generator>LibreOffice/6.0.6.2$Linux_X86_64 LibreOffice_project/00m0$Build-2</meta:generator>
  </office:meta>
</office:document-meta>
</file>